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94cm"/>
    </style:style>
    <style:style style:name="co2" style:family="table-column">
      <style:table-column-properties fo:break-before="auto" style:column-width="2.847cm"/>
    </style:style>
    <style:style style:name="co3" style:family="table-column">
      <style:table-column-properties fo:break-before="auto" style:column-width="3.233cm"/>
    </style:style>
    <style:style style:name="co4" style:family="table-column">
      <style:table-column-properties fo:break-before="auto" style:column-width="3.896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68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size-asian="16pt" style:font-weight-asian="bold" style:font-size-complex="16pt" style:font-weight-complex="bold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 table:style-name="ce1" office:value-type="string">
            <text:p>Lognormal</text:p>
          </table:table-cell>
          <table:table-cell table:number-columns-repeated="4"/>
        </table:table-row>
        <table:table-row table:style-name="ro3">
          <table:table-cell/>
          <table:table-cell table:style-name="ce3" office:value-type="string">
            <text:p>Mean ~ EX</text:p>
          </table:table-cell>
          <table:table-cell table:style-name="ce3" office:value-type="string">
            <text:p>S.D. ~ Var X</text:p>
          </table:table-cell>
          <table:table-cell table:style-name="ce3" office:value-type="string">
            <text:p>mu</text:p>
          </table:table-cell>
          <table:table-cell table:style-name="ce3" office:value-type="string">
            <text:p>sigma_squared</text:p>
          </table:table-cell>
        </table:table-row>
        <table:table-row table:style-name="ro3">
          <table:table-cell table:style-name="ce2" office:value-type="string">
            <text:p>Request Size</text:p>
          </table:table-cell>
          <table:table-cell office:value-type="float" office:value="360.4">
            <text:p>360,4</text:p>
          </table:table-cell>
          <table:table-cell office:value-type="float" office:value="106.5">
            <text:p>106,5</text:p>
          </table:table-cell>
          <table:table-cell table:formula="of:=LN([.B5])-0.5*LN(1+([.C5]/([.B5]*[.B5])))" office:value-type="float" office:value="5.88680472563288">
            <text:p>5,8868047256</text:p>
          </table:table-cell>
          <table:table-cell table:formula="of:=LN(1+[.C5]/([.B5]*[.B5]))" office:value-type="float" office:value="0.000819600202596953">
            <text:p>0,0008196002</text:p>
          </table:table-cell>
        </table:table-row>
        <table:table-row table:style-name="ro3">
          <table:table-cell table:style-name="ce2" office:value-type="string">
            <text:p>Main Object Size</text:p>
          </table:table-cell>
          <table:table-cell office:value-type="float" office:value="10710">
            <text:p>10710</text:p>
          </table:table-cell>
          <table:table-cell office:value-type="float" office:value="25032">
            <text:p>25032</text:p>
          </table:table-cell>
          <table:table-cell table:formula="of:=LN([.B6])-0.5*LN(1+([.C6]/([.B6]*[.B6])))" office:value-type="float" office:value="9.27882405980462">
            <text:p>9,2788240598</text:p>
          </table:table-cell>
          <table:table-cell table:formula="of:=LN(1+[.C6]/([.B6]*[.B6]))" office:value-type="float" office:value="0.000218207274343987">
            <text:p>0,0002182073</text:p>
          </table:table-cell>
        </table:table-row>
        <table:table-row table:style-name="ro3">
          <table:table-cell table:style-name="ce2" office:value-type="string">
            <text:p>In-Line Object Size</text:p>
          </table:table-cell>
          <table:table-cell office:value-type="float" office:value="7758">
            <text:p>7758</text:p>
          </table:table-cell>
          <table:table-cell office:value-type="float" office:value="126168">
            <text:p>126168</text:p>
          </table:table-cell>
          <table:table-cell table:formula="of:=LN([.B7])-0.5*LN(1+([.C7]/([.B7]*[.B7])))" office:value-type="float" office:value="8.95543280415572">
            <text:p>8,9554328042</text:p>
          </table:table-cell>
          <table:table-cell table:formula="of:=LN(1+[.C7]/([.B7]*[.B7]))" office:value-type="float" office:value="0.00209408768837992">
            <text:p>0,0020940877</text:p>
          </table:table-cell>
        </table:table-row>
        <table:table-row table:style-name="ro3">
          <table:table-cell table:style-name="ce2" office:value-type="string">
            <text:p># of Non-Cached Web-requests</text:p>
          </table:table-cell>
          <table:table-cell office:value-type="float" office:value="12.6">
            <text:p>12,6</text:p>
          </table:table-cell>
          <table:table-cell office:value-type="float" office:value="21.6">
            <text:p>21,6</text:p>
          </table:table-cell>
          <table:table-cell table:formula="of:=LN([.B8])-0.5*LN(1+([.C8]/([.B8]*[.B8])))" office:value-type="float" office:value="2.46991620113842">
            <text:p>2,4699162011</text:p>
          </table:table-cell>
          <table:table-cell table:formula="of:=LN(1+[.C8]/([.B8]*[.B8]))" office:value-type="float" office:value="0.127561225638019">
            <text:p>0,1275612256</text:p>
          </table:table-cell>
        </table:table-row>
        <table:table-row table:style-name="ro3">
          <table:table-cell office:value-type="string">
            <text:p>viz: <text:a xlink:href="http://en.wikipedia.org/wiki/Log-normal_distribution#Arithmetic_moments" xlink:type="simple">http://en.wikipedia.org/wiki/Log-normal_distribution#Arithmetic_moments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2">
          <table:table-cell table:style-name="ce1" office:value-type="string">
            <text:p>Gamma</text:p>
          </table:table-cell>
          <table:table-cell table:number-columns-repeated="4"/>
        </table:table-row>
        <table:table-row table:style-name="ro3">
          <table:table-cell/>
          <table:table-cell table:style-name="ce3" office:value-type="string">
            <text:p>Mean ~ EX</text:p>
          </table:table-cell>
          <table:table-cell table:style-name="ce3" office:value-type="string">
            <text:p>S.D. ~ Var X</text:p>
          </table:table-cell>
          <table:table-cell table:style-name="ce3" office:value-type="string">
            <text:p>alpha</text:p>
          </table:table-cell>
          <table:table-cell table:style-name="ce3" office:value-type="string">
            <text:p>beta</text:p>
          </table:table-cell>
        </table:table-row>
        <table:table-row table:style-name="ro3">
          <table:table-cell table:style-name="ce2" office:value-type="string">
            <text:p>Parsing Time</text:p>
          </table:table-cell>
          <table:table-cell office:value-type="float" office:value="0.13">
            <text:p>0,13</text:p>
          </table:table-cell>
          <table:table-cell office:value-type="float" office:value="0.187">
            <text:p>0,187</text:p>
          </table:table-cell>
          <table:table-cell table:formula="of:=([.B13]*[.B13])/[.C13]" office:value-type="float" office:value="0.0903743315508021">
            <text:p>0,0903743316</text:p>
          </table:table-cell>
          <table:table-cell table:formula="of:=[.C13]/[.B13]" office:value-type="float" office:value="1.43846153846154">
            <text:p>1,4384615385</text:p>
          </table:table-cell>
        </table:table-row>
        <table:table-row table:style-name="ro3">
          <table:table-cell table:style-name="ce2" office:value-type="string">
            <text:p>Number of In-Line Objects</text:p>
          </table:table-cell>
          <table:table-cell office:value-type="float" office:value="5.55">
            <text:p>5,55</text:p>
          </table:table-cell>
          <table:table-cell office:value-type="float" office:value="11.4">
            <text:p>11,4</text:p>
          </table:table-cell>
          <table:table-cell table:formula="of:=([.B14]*[.B14])/[.C14]" office:value-type="float" office:value="2.70197368421053">
            <text:p>2,7019736842</text:p>
          </table:table-cell>
          <table:table-cell table:formula="of:=[.C14]/[.B14]" office:value-type="float" office:value="2.05405405405405">
            <text:p>2,0540540541</text:p>
          </table:table-cell>
        </table:table-row>
        <table:table-row table:style-name="ro3">
          <table:table-cell table:style-name="ce2" office:value-type="string">
            <text:p>In-line Inter-Arrival time</text:p>
          </table:table-cell>
          <table:table-cell office:value-type="float" office:value="0.86">
            <text:p>0,86</text:p>
          </table:table-cell>
          <table:table-cell office:value-type="float" office:value="2.15">
            <text:p>2,15</text:p>
          </table:table-cell>
          <table:table-cell table:formula="of:=([.B15]*[.B15])/[.C15]" office:value-type="float" office:value="0.344">
            <text:p>0,344</text:p>
          </table:table-cell>
          <table:table-cell table:formula="of:=[.C15]/[.B15]" office:value-type="float" office:value="2.5">
            <text:p>2,5</text:p>
          </table:table-cell>
        </table:table-row>
        <table:table-row table:style-name="ro3">
          <table:table-cell office:value-type="string">
            <text:p>EX = alpha * beta</text:p>
          </table:table-cell>
          <table:table-cell table:number-columns-repeated="4"/>
        </table:table-row>
        <table:table-row table:style-name="ro3">
          <table:table-cell office:value-type="string">
            <text:p>Var X = alpha * beta*bet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2">
          <table:table-cell table:style-name="ce1" office:value-type="string">
            <text:p><text:span text:style-name="T1">Geometric</text:span></text:p>
          </table:table-cell>
          <table:table-cell table:number-columns-repeated="4"/>
        </table:table-row>
        <table:table-row table:style-name="ro3">
          <table:table-cell/>
          <table:table-cell table:style-name="ce3" office:value-type="string">
            <text:p>Mean ~ EX</text:p>
          </table:table-cell>
          <table:table-cell table:style-name="ce3" office:value-type="string">
            <text:p>pravděpodobnost</text:p>
          </table:table-cell>
          <table:table-cell table:number-columns-repeated="2"/>
        </table:table-row>
        <table:table-row table:style-name="ro3">
          <table:table-cell table:style-name="ce2" office:value-type="string">
            <text:p># of Cached Web-request</text:p>
          </table:table-cell>
          <table:table-cell office:value-type="float" office:value="1.7">
            <text:p>1,7</text:p>
          </table:table-cell>
          <table:table-cell table:formula="of:=1/([.B21]+1)" office:value-type="float" office:value="0.37037037037037">
            <text:p>0,3703703704</text:p>
          </table:table-cell>
          <table:table-cell table:number-columns-repeated="2"/>
        </table:table-row>
        <table:table-row table:style-name="ro4">
          <table:table-cell office:value-type="string">
            <text:p>EX = 1/P – 1</text:p>
          </table:table-cell>
          <table:table-cell table:number-columns-repeated="4"/>
        </table:table-row>
        <table:table-row table:style-name="ro4">
          <table:table-cell office:value-type="string">
            <text:p>P*EX = 1-P</text:p>
          </table:table-cell>
          <table:table-cell table:number-columns-repeated="4"/>
        </table:table-row>
        <table:table-row table:style-name="ro4">
          <table:table-cell office:value-type="string">
            <text:p>P*(EX+1)=1</text:p>
          </table:table-cell>
          <table:table-cell table:number-columns-repeated="4"/>
        </table:table-row>
        <table:table-row table:style-name="ro4">
          <table:table-cell office:value-type="string">
            <text:p>P=1/(EX+1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5">
          <table:table-cell table:style-name="ce1" office:value-type="string">
            <text:p>Weibull</text:p>
          </table:table-cell>
          <table:table-cell table:number-columns-repeated="4"/>
        </table:table-row>
        <table:table-row table:style-name="ro3">
          <table:table-cell/>
          <table:table-cell table:style-name="ce3" office:value-type="string">
            <text:p>Mean ~ EX</text:p>
          </table:table-cell>
          <table:table-cell/>
          <table:table-cell table:style-name="ce3" office:value-type="string">
            <text:p>alpha</text:p>
          </table:table-cell>
          <table:table-cell table:style-name="ce3" office:value-type="string">
            <text:p>beta </text:p>
          </table:table-cell>
        </table:table-row>
        <table:table-row table:style-name="ro3">
          <table:table-cell table:style-name="ce2" office:value-type="string">
            <text:p>Viewing (OFF) Time</text:p>
          </table:table-cell>
          <table:table-cell office:value-type="float" office:value="39.5">
            <text:p>39,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1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1T16:12:35</meta:creation-date>
    <dc:date>2012-12-01T17:21:10</dc:date>
    <meta:editing-duration>PT53M25S</meta:editing-duration>
    <meta:editing-cycles>5</meta:editing-cycles>
    <meta:generator>LibreOffice/3.6$Linux_X86_64 LibreOffice_project/360m1$Build-2</meta:generator>
    <meta:document-statistic meta:table-count="1" meta:cell-count="64" meta:object-count="0"/>
  </office:meta>
</office:document-meta>
</file>